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4586" draw:marker-start-width="0.352cm" draw:marker-end-width="0.352cm" draw:fill="gradient" draw:fill-gradient-name="Gradient_20_9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dash" draw:stroke-dash="Ultrafine_20_Dashed" svg:stroke-width="0.051cm" svg:stroke-color="#000000" draw:marker-start-width="0.276cm" draw:marker-end-width="0.276cm" draw:fill="none" draw:fill-color="#ffffff" draw:textarea-horizontal-align="left" draw:auto-grow-height="true" draw:auto-grow-width="false" fo:min-height="3.204cm" fo:min-width="4.351cm" fo:padding-top="0.15cm" fo:padding-bottom="0.15cm" fo:padding-left="0.275cm" fo:padding-right="0.275cm"/>
    </style:style>
    <style:style style:name="gr3" style:family="graphic" style:parent-style-name="standard">
      <style:graphic-properties draw:fill="gradient" draw:fill-gradient-name="Gradient_20_10" draw:textarea-horizontal-align="justify" draw:textarea-vertical-align="middle" draw:auto-grow-height="false" draw:shadow="visible"/>
    </style:style>
    <style:style style:name="gr4" style:family="graphic" style:parent-style-name="objectwithoutfill">
      <style:graphic-properties svg:stroke-width="0.152cm" draw:marker-start-width="0.427cm" draw:marker-end="Arrow" draw:marker-end-width="0.991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fo:min-height="3.86cm"/>
    </style:style>
    <style:style style:name="gr6" style:family="graphic" style:parent-style-name="standard">
      <style:graphic-properties draw:stroke="none" svg:stroke-color="#000000" draw:fill="none" draw:fill-color="#ffffff" fo:min-height="3.576cm"/>
    </style:style>
    <style:style style:name="gr7" style:family="graphic" style:parent-style-name="objectwithoutfill">
      <style:graphic-properties svg:stroke-width="0.152cm" draw:marker-start-width="0.427cm" draw:marker-end="Arrow" draw:marker-end-width="0.889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fo:min-height="2.027cm"/>
    </style:style>
    <style:style style:name="gr9" style:family="graphic" style:parent-style-name="standard">
      <style:graphic-properties draw:fill="gradient" draw:fill-color="#ffd320" draw:fill-gradient-name="MyGradient_5f_yellow" draw:textarea-horizontal-align="justify" draw:textarea-vertical-align="middle" draw:auto-grow-height="false" draw:shadow="visible" draw:shadow-offset-x="0.203cm" draw:shadow-offset-y="0.203cm"/>
    </style:style>
    <style:style style:name="gr10" style:family="graphic" style:parent-style-name="standard">
      <style:graphic-properties draw:stroke="none" draw:fill="none" fo:min-height="1.7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outline="true" fo:font-size="80pt" style:font-size-asian="80pt" style:font-size-complex="80pt"/>
    </style:style>
    <style:style style:name="P3" style:family="paragraph">
      <style:paragraph-properties fo:text-align="center"/>
      <style:text-properties fo:font-size="72pt" fo:text-shadow="1pt 1pt" style:font-size-asian="72pt" style:font-size-complex="72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family="'Nimbus Mono L'" style:font-family-generic="modern" style:font-pitch="fixed" fo:font-size="40pt" style:font-size-asian="40pt" style:font-size-complex="40pt"/>
    </style:style>
    <style:style style:name="T1" style:family="text">
      <style:text-properties style:text-outline="true" fo:font-size="80pt" style:font-size-asian="80pt" style:font-size-complex="80pt"/>
    </style:style>
    <style:style style:name="T2" style:family="text">
      <style:text-properties fo:font-size="72pt" fo:text-shadow="1pt 1pt" style:font-size-asian="72pt" style:font-size-complex="72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family="'Nimbus Mono L'" style:font-family-generic="modern" style:font-pitch="fixed" fo:font-size="40pt" style:font-size-asian="40pt" style:font-size-complex="40pt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8.13cm" svg:height="23.004cm" svg:x="15.508cm" svg:y="17.56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599cm" svg:height="3.81cm" svg:x="15.581cm" svg:y="17.639cm">
            <draw:text-box>
              <text:p text:style-name="P1"><text:span text:style-name="T1"><text:s/></text:span><text:span text:style-name="T1">TFSM</text:span></text:p>
            </draw:text-box>
          </draw:frame>
          <draw:custom-shape draw:style-name="gr3" draw:text-style-name="P3" xml:id="id1" draw:id="id1" draw:layer="layout" svg:width="11.144cm" svg:height="9.921cm" svg:x="27.707cm" svg:y="22.784cm">
            <text:p text:style-name="P1"><text:span text:style-name="T2">State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curve" draw:line-skew="-1.459cm -15.079cm 1.211cm" svg:x1="29.339cm" svg:y1="31.253cm" svg:x2="29.339cm" svg:y2="24.236cm" draw:start-shape="id1" draw:start-glue-point="7" draw:end-shape="id1" draw:end-glue-point="5" svg:d="m29339 31253c0 1041-4865 694-4865-3533s4865-4598 4865-3484" svg:viewBox="0 0 4866 8051">
            <text:p/>
          </draw:connector>
          <draw:frame draw:style-name="gr5" draw:text-style-name="P4" draw:layer="layout" svg:width="9.04cm" svg:height="4.11cm" svg:x="15.728cm" svg:y="25.062cm">
            <draw:text-box>
              <text:p text:style-name="P1"><text:span text:style-name="T3">after</text:span><text:span text:style-name="T4"> 17 </text:span><text:span text:style-name="T3">on</text:span><text:span text:style-name="T4"> </text:span><text:span text:style-name="T5">C1</text:span><text:span text:style-name="T4"> </text:span><text:span text:style-name="T3">/</text:span><text:span text:style-name="T4"> </text:span><text:span text:style-name="T6">doControl</text:span><text:span text:style-name="T4">()</text:span></text:p>
            </draw:text-box>
          </draw:frame>
          <draw:custom-shape draw:style-name="gr3" draw:text-style-name="P3" xml:id="id2" draw:id="id2" draw:layer="layout" svg:width="11.144cm" svg:height="9.921cm" svg:x="58.511cm" svg:y="22.784cm">
            <text:p text:style-name="P1"><text:span text:style-name="T2">State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curve" draw:line-skew="-1.607cm 4.028cm 1.357cm" svg:x1="68.023cm" svg:y1="31.253cm" svg:x2="68.023cm" svg:y2="24.236cm" draw:start-shape="id2" draw:start-glue-point="9" draw:end-shape="id2" draw:end-glue-point="11" svg:d="m68023 31253c0 819 6362 546 6362-3534s-6362-4378-6362-3483" svg:viewBox="0 0 6363 7805">
            <text:p/>
          </draw:connector>
          <draw:frame draw:style-name="gr6" draw:text-style-name="P4" draw:layer="layout" svg:width="8.472cm" svg:height="3.826cm" svg:x="74.366cm" svg:y="25.645cm">
            <draw:text-box>
              <text:p text:style-name="P1"><text:span text:style-name="T3">after</text:span><text:span text:style-name="T4"> 8 </text:span><text:span text:style-name="T3">on</text:span><text:span text:style-name="T4"> </text:span><text:span text:style-name="T5">C1</text:span><text:span text:style-name="T4"> </text:span><text:span text:style-name="T3">/</text:span><text:span text:style-name="T4"> </text:span><text:span text:style-name="T6">doControl</text:span><text:span text:style-name="T4">()</text:span></text:p>
            </draw:text-box>
          </draw:frame>
          <draw:connector draw:style-name="gr7" draw:text-style-name="P1" draw:layer="layout" draw:type="curve" draw:line-skew="-0.51cm" svg:x1="37.219cm" svg:y1="24.236cm" svg:x2="60.143cm" svg:y2="24.236cm" draw:start-shape="id1" draw:start-glue-point="11" draw:end-shape="id2" draw:end-glue-point="5" svg:d="m37219 24236c0-3696 22924-3696 22924 0" svg:viewBox="0 0 22925 2773">
            <text:p/>
          </draw:connector>
          <draw:connector draw:style-name="gr7" draw:text-style-name="P1" draw:layer="layout" draw:type="curve" draw:line-skew="-0.747cm" svg:x1="60.143cm" svg:y1="31.253cm" svg:x2="37.219cm" svg:y2="31.253cm" draw:start-shape="id2" draw:start-glue-point="7" draw:end-shape="id1" draw:end-glue-point="9" svg:d="m60143 31253c0 2109-22924 2109-22924 0" svg:viewBox="0 0 22925 1583">
            <text:p/>
          </draw:connector>
          <draw:frame draw:style-name="gr5" draw:text-style-name="P4" draw:layer="layout" svg:width="9.922cm" svg:height="4.11cm" svg:x="42.554cm" svg:y="19.476cm">
            <draw:text-box>
              <text:p text:style-name="P1"><text:span text:style-name="T3">?</text:span><text:span text:style-name="T4"> </text:span><text:span text:style-name="T5">Danger</text:span><text:span text:style-name="T4"> </text:span><text:span text:style-name="T3">/</text:span><text:span text:style-name="T4"> </text:span><text:span text:style-name="T6">doChangeColor</text:span><text:span text:style-name="T4">()</text:span></text:p>
            </draw:text-box>
          </draw:frame>
          <draw:frame draw:style-name="gr8" draw:text-style-name="P4" draw:layer="layout" svg:width="21.167cm" svg:height="3.824cm" svg:x="38.244cm" svg:y="30.601cm">
            <draw:text-box>
              <text:p text:style-name="P1"><text:span text:style-name="T3">?</text:span><text:span text:style-name="T4"> </text:span><text:span text:style-name="T5">FarEnoughtFromObstacle</text:span><text:span text:style-name="T4"> </text:span><text:span text:style-name="T3">/</text:span><text:span text:style-name="T4"> </text:span><text:span text:style-name="T6">doChangeColor</text:span><text:span text:style-name="T4">()</text:span></text:p>
            </draw:text-box>
          </draw:frame>
          <draw:custom-shape draw:style-name="gr9" draw:text-style-name="P1" draw:layer="layout" svg:width="2.425cm" svg:height="2.425cm" svg:x="13.817cm" svg:y="32.6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425cm" svg:height="2.425cm" svg:x="38.893cm" svg:y="39.54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425cm" svg:height="2.425cm" svg:x="51.845cm" svg:y="39.54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2.312cm" svg:height="2.005cm" svg:x="16.831cm" svg:y="32.953cm">
            <draw:text-box>
              <text:p text:style-name="P1"><text:span text:style-name="T5">C1</text:span></text:p>
            </draw:text-box>
          </draw:frame>
          <draw:frame draw:style-name="gr10" draw:text-style-name="P5" draw:layer="layout" svg:width="5.586cm" svg:height="2.005cm" svg:x="37.099cm" svg:y="37.215cm">
            <draw:text-box>
              <text:p text:style-name="P1"><text:span text:style-name="T5">Danger</text:span></text:p>
            </draw:text-box>
          </draw:frame>
          <draw:frame draw:style-name="gr10" draw:text-style-name="P5" draw:layer="layout" svg:width="19.647cm" svg:height="2.005cm" svg:x="43.396cm" svg:y="37.215cm">
            <draw:text-box>
              <text:p text:style-name="P1"><text:span text:style-name="T5">FarEnoughtFromObstacle</text:span></text:p>
            </draw:text-box>
          </draw:frame>
          <draw:custom-shape draw:style-name="gr9" draw:text-style-name="P1" draw:layer="layout" svg:width="2.425cm" svg:height="2.425cm" svg:x="22.758cm" svg:y="39.54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425cm" svg:height="2.425cm" svg:x="75.087cm" svg:y="39.54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15.875cm" svg:height="2.005cm" svg:x="17.051cm" svg:y="37.216cm">
            <draw:text-box>
              <text:p text:style-name="P1"><text:span text:style-name="T5">doControl():start</text:span></text:p>
            </draw:text-box>
          </draw:frame>
          <draw:frame draw:style-name="gr10" draw:text-style-name="P5" draw:layer="layout" svg:width="18.668cm" svg:height="2.005cm" svg:x="64.97cm" svg:y="37.297cm">
            <draw:text-box>
              <text:p text:style-name="P1"><text:span text:style-name="T5">doChangeColor():star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ffffff" draw:end-color="#ccffff" draw:start-intensity="100%" draw:end-intensity="100%" draw:angle="150" draw:border="25%"/>
    <draw:gradient draw:name="Gradient_20_9" draw:display-name="Gradient 9" draw:style="linear" draw:start-color="#ffffff" draw:end-color="#ffffcc" draw:start-intensity="100%" draw:end-intensity="100%" draw:angle="0" draw:border="30%"/>
    <draw:gradient draw:name="MyGradient_5f_yellow" draw:display-name="MyGradient_yellow" draw:style="linear" draw:start-color="#ffffff" draw:end-color="#ffd320" draw:start-intensity="100%" draw:end-intensity="100%" draw:angle="150" draw:border="2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9T10:15:35</meta:creation-date>
    <dc:date>2012-10-29T11:50:48</dc:date>
    <meta:editing-duration>PT1H31M41S</meta:editing-duration>
    <meta:editing-cycles>15</meta:editing-cycles>
    <meta:generator>LibreOffice/3.6$Linux_X86_64 LibreOffice_project/360m1$Build-2</meta:generator>
    <meta:document-statistic meta:object-count="23"/>
  </office:meta>
</office:document-meta>
</file>